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f75a5" officeooo:paragraph-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d165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b479" officeooo:paragraph-rsid="0010b47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0977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26134" officeooo:paragraph-rsid="0012613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paragraph-rsid="000ed165"/>
    </style:style>
    <style:style style:name="P8" style:family="paragraph" style:parent-style-name="List_20_Paragraph" style:list-style-name="L1">
      <style:paragraph-properties fo:margin-top="0cm" fo:margin-bottom="0cm" style:contextual-spacing="true" fo:line-height="150%" fo:text-align="start" style:justify-single-word="false" fo:orphans="2" fo:widows="2"/>
      <style:text-properties officeooo:rsid="000ed165" officeooo:paragraph-rsid="000ed165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e0977" officeooo:paragraph-rsid="000ed165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f75a5" officeooo:paragraph-rsid="000f75a5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/>
      <style:text-properties officeooo:rsid="001637ac" officeooo:paragraph-rsid="001637ac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e097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a28a" style:font-size-asian="12pt" style:font-name-complex="Times New Roman1" style:font-size-complex="12pt"/>
    </style:style>
    <style:style style:name="T5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officeooo: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e0977" style:font-size-asian="14pt" style:font-size-complex="14pt"/>
    </style:style>
    <style:style style:name="T9" style:family="text">
      <style:text-properties officeooo:rsid="000e0977"/>
    </style:style>
    <style:style style:name="T10" style:family="text">
      <style:text-properties officeooo:rsid="000ed165"/>
    </style:style>
    <style:style style:name="T11" style:family="text">
      <style:text-properties officeooo:rsid="0010b479"/>
    </style:style>
    <style:style style:name="T12" style:family="text">
      <style:text-properties officeooo:rsid="001261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Gary</text:span></text:p>
      <text:p text:style-name="P11" loext:marker-style-name="T1"><text:span text:style-name="T1">CITS3200 PROFESSIONAL COMPUTING</text:span><text:span text:style-name="T1"/></text:p>
      <text:h text:style-name="P1" text:outline-level="2" loext:marker-style-name="T7"><text:bookmark-start text:name="_Toc492841249"/><text:span text:style-name="T7">MEETING # </text:span><text:bookmark-end text:name="_Toc492841249"/><text:span text:style-name="T8">1</text:span></text:h>
      <text:p text:style-name="P12" loext:marker-style-name="T2"><text:span text:style-name="T2">Time: </text:span><text:span text:style-name="T4">6:30pm</text:span></text:p>
      <text:p text:style-name="P12" loext:marker-style-name="T2"><text:span text:style-name="T2">Date:</text:span><text:span text:style-name="T3"> </text:span><text:span text:style-name="T4">23/07/2024</text:span></text:p>
      <text:p text:style-name="P12" loext:marker-style-name="T2"><text:span text:style-name="T2">Venue: </text:span><text:span text:style-name="T4">Discord (Online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2"><text:span text:style-name="T2">Tasks</text:span><text:span text:style-name="T2"/></text:p>
          </table:table-cell>
          <table:table-cell table:style-name="Table1.A1" office:value-type="string">
            <text:p text:style-name="P13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3" loext:marker-style-name="T2"><text:span text:style-name="T2">Report</text:span></text:p>
          </table:table-cell>
          <table:table-cell table:style-name="Table1.B2" office:value-type="string">
            <text:list text:style-name="WWNum1">
              <text:list-header>
                <text:p text:style-name="P2" loext:marker-style-name="T2">N/A – <text:span text:style-name="T11">First meeting</text:span></text:p>
              </text:list-header>
            </text:list>
          </table:table-cell>
        </table:table-row>
        <table:table-row table:style-name="Table1.1">
          <table:table-cell table:style-name="Table1.A3" office:value-type="string">
            <text:p text:style-name="P13" loext:marker-style-name="T2"><text:span text:style-name="T2">Discussions/Clarifications</text:span></text:p>
          </table:table-cell>
          <table:table-cell table:style-name="Table1.B3" office:value-type="string">
            <text:list text:continue-numbering="true" text:style-name="WWNum1">
              <text:list-item>
                <text:p text:style-name="P3" loext:marker-style-name="T2">Introductions</text:p>
              </text:list-item>
              <text:list-item>
                <text:p text:style-name="P3" loext:marker-style-name="T2">Any other roles that need to be elected beyond Minute taker and Proj. Manager</text:p>
                <text:list>
                  <text:list-item>
                    <text:p text:style-name="P4" loext:marker-style-name="T2">E.g: Client Liase <text:span text:style-name="T12">Officer</text:span>?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3" loext:marker-style-name="T2"><text:span text:style-name="T2">To Do</text:span><text:span text:style-name="T2"/></text:p>
          </table:table-cell>
          <table:table-cell table:style-name="Table1.B4" office:value-type="string">
            <text:list xml:id="list195124142646010" text:continue-numbering="true" text:style-name="WWNum1">
              <text:list-item>
                <text:p text:style-name="P7"><text:span text:style-name="T9">Elect</text:span><text:span text:style-name="T10">ions</text:span></text:p>
              </text:list-item>
            </text:list>
            <text:list text:style-name="L1">
              <text:list-item>
                <text:list>
                  <text:list-item>
                    <text:p text:style-name="P8">Minute taker (ASAP)</text:p>
                  </text:list-item>
                  <text:list-item>
                    <text:p text:style-name="P8">Project Manager</text:p>
                  </text:list-item>
                </text:list>
              </text:list-item>
            </text:list>
            <text:list text:continue-list="list195124142646010" text:style-name="WWNum1">
              <text:list-item>
                <text:p text:style-name="P4">Team Name</text:p>
              </text:list-item>
              <text:list-item>
                <text:p text:style-name="P5">Discuss and create decision-making process</text:p>
                <text:list>
                  <text:list-item>
                    <text:p text:style-name="P3">Style: Centralised vs Decentralised decision making?</text:p>
                  </text:list-item>
                  <text:list-item>
                    <text:p text:style-name="P3">Team Lead primacy(?)</text:p>
                  </text:list-item>
                </text:list>
              </text:list-item>
              <text:list-item>
                <text:p text:style-name="P5">Set operating guidelines:</text:p>
                <text:list>
                  <text:list-item>
                    <text:p text:style-name="P9">(As outlined in sheet)</text:p>
                  </text:list-item>
                  <text:list-item>
                    <text:p text:style-name="P5">attendance</text:p>
                  </text:list-item>
                  <text:list-item>
                    <text:p text:style-name="P5">timeliness</text:p>
                  </text:list-item>
                  <text:list-item>
                    <text:p text:style-name="P5">time and place</text:p>
                  </text:list-item>
                  <text:list-item>
                    <text:p text:style-name="P5">basic courtesies </text:p>
                  </text:list-item>
                  <text:list-item>
                    <text:p text:style-name="P9"><text:span text:style-name="T5">breaks </text:span><text:span text:style-name="T6">&amp; </text:span><text:span text:style-name="T5">interruptions</text:span></text:p>
                  </text:list-item>
                  <text:list-item>
                    <text:p text:style-name="P9" loext:marker-style-name="T2">guidelines for unexpected happenings and various <text:soft-page-break/>behaviours</text:p>
                  </text:list-item>
                </text:list>
              </text:list-item>
              <text:list-item>
                <text:p text:style-name="P10" loext:marker-style-name="T2">Decide priority of project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3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6" loext:marker-style-name="T2">Set Time, Date and Venue</text:p>
              </text:list-item>
              <text:list-item>
                <text:p text:style-name="P4" loext:marker-style-name="T2">Outline reports needed for next meeting </text:p>
                <text:list>
                  <text:list-item>
                    <text:p text:style-name="P6" loext:marker-style-name="T2">Who taking care of such reports</text:p>
                  </text:list-item>
                </text:list>
              </text:list-item>
            </text:list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3</meta:editing-cycles>
    <meta:creation-date>2018-08-06T02:32:00</meta:creation-date>
    <dc:date>2024-07-23T19:51:24.015047613</dc:date>
    <meta:editing-duration>PT1H24M52S</meta:editing-duration>
    <meta:generator>LibreOffice/24.2.5.2$Linux_X86_64 LibreOffice_project/420$Build-2</meta:generator>
    <meta:document-statistic meta:table-count="1" meta:image-count="0" meta:object-count="0" meta:page-count="2" meta:paragraph-count="35" meta:word-count="134" meta:character-count="787" meta:non-whitespace-character-count="708"/>
    <meta:user-defined meta:name="AppVersion">16.0000</meta:user-defined>
    <meta:template xlink:type="simple" xlink:actuate="onRequest" xlink:title="Normal.dotm" xlink:href=""/>
  </office:meta>
</office:document-meta>
</file>